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e8fd" officeooo:paragraph-rsid="0011e8fd"/>
    </style:style>
    <style:style style:name="P2" style:family="paragraph" style:parent-style-name="Standard">
      <style:text-properties fo:font-weight="bold" officeooo:rsid="0011e8fd" officeooo:paragraph-rsid="0011e8f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 1</text:p>
      <text:p text:style-name="P1">-GitHub revision</text:p>
      <text:p text:style-name="P1">-Project progress recap(include in the paper)</text:p>
      <text:p text:style-name="P1">-identify future publication sites</text:p>
      <text:p text:style-name="P1">-Importance of continuing the project despite Google's involvement.</text:p>
      <text:p text:style-name="P1"/>
      <text:p text:style-name="P2">Week 2</text:p>
      <text:p text:style-name="P1">-Data curation through python scripts</text:p>
      <text:p text:style-name="P1">-Corpora expansion, by digitization of physical texts located in Paraguay.</text:p>
      <text:p text:style-name="P1">-Fairseq library exploration</text:p>
      <text:p text:style-name="P1"/>
      <text:p text:style-name="P2">Week 3</text:p>
      <text:p text:style-name="P1">-Identify the method for evaluation of performance(BLEU, Chrf), make sure to keep it consistent with previous research studies</text:p>
      <text:p text:style-name="P1">-Start exploration of model creation NLTK,openNMT</text:p>
      <text:p text:style-name="P1"/>
      <text:p text:style-name="P2">Week 4</text:p>
      <text:p text:style-name="P1">-Research back translation <text:a xlink:type="simple" xlink:href="https://www.languagescientific.com/the-what-and-why-of-back-translation-and-reconciliation/" text:style-name="Internet_20_link" text:visited-style-name="Visited_20_Internet_20_Link">https://www.languagescientific.com/the-what-and-why-of-back-translation-and-reconciliation/</text:a></text:p>
      <text:p text:style-name="P1">-Research the use of monolingual dat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0:48:58.539127996</meta:creation-date>
    <dc:date>2022-05-17T10:59:27.596875494</dc:date>
    <meta:editing-duration>PT9S</meta:editing-duration>
    <meta:editing-cycles>1</meta:editing-cycles>
    <meta:generator>LibreOffice/7.3.3.2$Linux_X86_64 LibreOffice_project/30$Build-2</meta:generator>
    <meta:document-statistic meta:table-count="0" meta:image-count="0" meta:object-count="0" meta:page-count="1" meta:paragraph-count="15" meta:word-count="80" meta:character-count="655" meta:non-whitespace-character-count="590"/>
  </office:meta>
</office:document-meta>
</file>